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officeooo:paragraph-rsid="0002d6d8"/>
    </style:style>
    <style:style style:name="P4" style:family="paragraph" style:parent-style-name="Standard">
      <style:paragraph-properties fo:line-height="200%"/>
      <style:text-properties fo:color="#abb2bf" style:font-name="Droid Sans Mono" fo:font-size="10.5pt" fo:font-weight="normal" officeooo:paragraph-rsid="0002d6d8" fo:background-color="#282c34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/>
    </style:style>
    <style:style style:name="T7" style:family="text">
      <style:text-properties fo:color="#56b6c2"/>
    </style:style>
    <style:style style:name="T8" style:family="text">
      <style:text-properties fo:color="#61afef"/>
    </style:style>
    <style:style style:name="T9" style:family="text">
      <style:text-properties fo:color="#c678dd"/>
    </style:style>
    <style:style style:name="T10" style:family="text">
      <style:text-properties fo:color="#c678dd" fo:font-style="italic"/>
    </style:style>
    <style:style style:name="T11" style:family="text">
      <style:text-properties fo:color="#d19a66"/>
    </style:style>
    <style:style style:name="T12" style:family="text">
      <style:text-properties fo:color="#d19a66" fo:font-style="italic"/>
    </style:style>
    <style:style style:name="T13" style:family="text">
      <style:text-properties fo:color="#98c379"/>
    </style:style>
    <style:style style:name="T14" style:family="text">
      <style:text-properties officeooo:rsid="00065d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4">training.MSSubClass <text:span text:style-name="T7">=</text:span> training.MSSubClass.<text:span text:style-name="T8">apply</text:span>(<text:span text:style-name="T9">lambda</text:span> <text:span text:style-name="T12">x</text:span>: <text:span text:style-name="T7">str</text:span>(<text:span text:style-name="T13">'other'</text:span>) <text:span text:style-name="T10">if</text:span> x <text:span text:style-name="T10">in</text:span> <text:span text:style-name="T14">mssub_</text:span>others <text:span text:style-name="T10">else</text:span> <text:span text:style-name="T7">str</text:span>(x))</text:p>
      <text:p text:style-name="P1"/>
      <text:p text:style-name="P1">'MSZoning'</text:p>
      <text:p text:style-name="P4">mszoning_others <text:span text:style-name="T7">=</text:span> [<text:span text:style-name="T13">'FV'</text:span>, <text:span text:style-name="T13">'RH'</text:span>, <text:span text:style-name="T13">'C (all)'</text:span>]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4">training[<text:span text:style-name="T13">'Street_Pave'</text:span>] <text:span text:style-name="T7">=</text:span> training.Street.<text:span text:style-name="T8">apply</text:span>(<text:span text:style-name="T9">lambda</text:span> <text:span text:style-name="T12">x</text:span>: <text:span text:style-name="T11">1</text:span> <text:span text:style-name="T10">if</text:span> x <text:span text:style-name="T7">==</text:span> <text:span text:style-name="T13">'Pave'</text:span> <text:span text:style-name="T10">else</text:span> <text:span text:style-name="T11">0</text:span>)</text:p>
      <text:p text:style-name="P1"/>
      <text:p text:style-name="P1">'Alley' – <text:span text:style-name="T1">mostly null </text:span><text:span text:style-name="T2">(no alley access)</text:span></text:p>
      <text:p text:style-name="P4">training.Alley <text:span text:style-name="T7">=</text:span> training.Alley.<text:span text:style-name="T8">apply</text:span>(<text:span text:style-name="T9">lambda</text:span> <text:span text:style-name="T12">x</text:span>: <text:span text:style-name="T11">1</text:span> <text:span text:style-name="T10">if</text:span> <text:span text:style-name="T7">type</text:span>(x) <text:span text:style-name="T7">==</text:span> <text:span text:style-name="T7">str</text:span> <text:span text:style-name="T10">else</text:span> <text:span text:style-name="T11">0</text:span>)</text:p>
      <text:p text:style-name="P1"/>
      <text:p text:style-name="P1">'LotShape'</text:p>
      <text:p text:style-name="P1">'LandContour'</text:p>
      <text:p text:style-name="P1">'Utilities' – <text:span text:style-name="T3">change to binary</text:span></text:p>
      <text:p text:style-name="P1">'LotConfig' </text:p>
      <text:p text:style-name="P1">'LandSlope'</text:p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1">'Condition2' – <text:span text:style-name="T3">change to binary?</text:span></text:p>
      <text:p text:style-name="P1">'BldgType'</text:p>
      <text:p text:style-name="P1">'HouseStyle'</text:p>
      <text:p text:style-name="P1"><text:soft-page-break/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</text:p>
      <text:p text:style-name="P1">'YearRemodAdd'</text:p>
      <text:p text:style-name="P1">'RoofStyle' – <text:span text:style-name="T3">lower dimensionality?</text:span></text:p>
      <text:p text:style-name="P1">'RoofMatl' – <text:span text:style-name="T3">lower dimensionality?</text:span></text:p>
      <text:p text:style-name="P1">'Exterior1st' – <text:span text:style-name="T3">lower dimensionality?</text:span></text:p>
      <text:p text:style-name="P1">'Exterior2nd' – <text:span text:style-name="T3">lower simensionality?</text:span></text:p>
      <text:p text:style-name="P1">'MasVnrType' – <text:span text:style-name="T1">null values </text:span><text:span text:style-name="T2">(none?), </text:span><text:span text:style-name="T4">right skweed</text:span></text:p>
      <text:p text:style-name="P1">'MasVnrArea' – <text:span text:style-name="T1">null values</text:span></text:p>
      <text:p text:style-name="P1">'ExterQual' – <text:span text:style-name="T2">change to ordinal, </text:span>Ex Excellent Gd Good TA Average/Typical Fa Fair Po Poor</text:p>
      <text:p text:style-name="P1">'ExterCond' – <text:span text:style-name="T2">change to ordinal, </text:span>Ex Excellent Gd Good TA Average/Typical Fa Fair Po Poor</text:p>
      <text:p text:style-name="P1">'Foundation' – <text:span text:style-name="T4">lower dimensionality?</text:span></text:p>
      <text:p text:style-name="P1"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1">'BsmtFinType1' – <text:span text:style-name="T1">null values </text:span><text:span text:style-name="T2">(none)</text:span></text:p>
      <text:p text:style-name="P1"><text:s/>'BsmtFinSF1' – <text:span text:style-name="T4">right skewed</text:span></text:p>
      <text:p text:style-name="P1"><text:soft-page-break/>'BsmtFinType2' – <text:span text:style-name="T1">null values </text:span><text:span text:style-name="T2">(none)</text:span></text:p>
      <text:p text:style-name="P1">'BsmtFinSF2' – <text:span text:style-name="T4">right skewed</text:span></text:p>
      <text:p text:style-name="P1">'BsmtUnfSF' – <text:span text:style-name="T4">right skwewd</text:span></text:p>
      <text:p text:style-name="P1"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<text:soft-page-break/>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<text:soft-page-break/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5:42:31.784822914</meta:creation-date>
    <dc:date>2021-10-21T14:43:46.051080942</dc:date>
    <meta:editing-duration>PT1H29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83" meta:word-count="543" meta:character-count="3908" meta:non-whitespace-character-count="3387"/>
  </office:meta>
</office:document-meta>
</file>